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211" table:style-name="ta1">
        <table:table-column table:style-name="co1" table:number-columns-repeated="1024" table:default-cell-style-name="ce1"/>
        <table:table-row table:style-name="ro1">
          <table:table-cell office:value-type="string">
            <text:p>U1 in V</text:p>
          </table:table-cell>
          <table:table-cell office:value-type="string">
            <text:p>I1 in A</text:p>
          </table:table-cell>
          <table:table-cell office:value-type="string">
            <text:p>U2 in V</text:p>
          </table:table-cell>
          <table:table-cell office:value-type="string">
            <text:p>I2 in A</text:p>
          </table:table-cell>
          <table:table-cell office:value-type="string">
            <text:p>SU1 in V</text:p>
          </table:table-cell>
          <table:table-cell office:value-type="string">
            <text:p>SI1 in A</text:p>
          </table:table-cell>
          <table:table-cell office:value-type="string">
            <text:p>SU2 in V</text:p>
          </table:table-cell>
          <table:table-cell office:value-type="string">
            <text:p>SI2 in A</text:p>
          </table:table-cell>
          <table:table-cell table:number-columns-repeated="1016"/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0.043">
            <text:p>0.043</text:p>
          </table:table-cell>
          <table:table-cell office:value-type="float" office:value="0.126">
            <text:p>0.126</text:p>
          </table:table-cell>
          <table:table-cell office:value-type="float" office:value="0.137">
            <text:p>0.137</text:p>
          </table:table-cell>
          <table:table-cell table:formula="of:=[.A2]*0.005+0.001" office:value-type="float" office:value="0.001415">
            <text:p>0.001</text:p>
          </table:table-cell>
          <table:table-cell table:formula="of:=[.B2]*0.012+0.001" office:value-type="float" office:value="0.001516">
            <text:p>0.002</text:p>
          </table:table-cell>
          <table:table-cell table:formula="of:=[.C2]*0.005+0.001" office:value-type="float" office:value="0.00163">
            <text:p>0.002</text:p>
          </table:table-cell>
          <table:table-cell table:formula="of:=[.D2]*0.012+0.001" office:value-type="float" office:value="0.002644">
            <text:p>0.003</text:p>
          </table:table-cell>
          <table:table-cell table:number-columns-repeated="1016"/>
        </table:table-row>
        <table:table-row table:style-name="ro1">
          <table:table-cell office:value-type="float" office:value="0.467">
            <text:p>0.467</text:p>
          </table:table-cell>
          <table:table-cell office:value-type="float" office:value="0.244">
            <text:p>0.244</text:p>
          </table:table-cell>
          <table:table-cell office:value-type="float" office:value="0.361">
            <text:p>0.361</text:p>
          </table:table-cell>
          <table:table-cell office:value-type="float" office:value="0.393">
            <text:p>0.393</text:p>
          </table:table-cell>
          <table:table-cell table:formula="of:=[.A3]*0.005+0.001" office:value-type="float" office:value="0.003335">
            <text:p>0.003</text:p>
          </table:table-cell>
          <table:table-cell table:formula="of:=[.B3]*0.012+0.001" office:value-type="float" office:value="0.003928">
            <text:p>0.004</text:p>
          </table:table-cell>
          <table:table-cell table:formula="of:=[.C3]*0.005+0.001" office:value-type="float" office:value="0.002805">
            <text:p>0.003</text:p>
          </table:table-cell>
          <table:table-cell table:formula="of:=[.D3]*0.012+0.001" office:value-type="float" office:value="0.005716">
            <text:p>0.006</text:p>
          </table:table-cell>
          <table:table-cell table:number-columns-repeated="1016"/>
        </table:table-row>
        <table:table-row table:style-name="ro1">
          <table:table-cell office:value-type="float" office:value="0.851">
            <text:p>0.851</text:p>
          </table:table-cell>
          <table:table-cell office:value-type="float" office:value="0.446">
            <text:p>0.446</text:p>
          </table:table-cell>
          <table:table-cell office:value-type="float" office:value="0.603">
            <text:p>0.603</text:p>
          </table:table-cell>
          <table:table-cell office:value-type="float" office:value="0.656">
            <text:p>0.656</text:p>
          </table:table-cell>
          <table:table-cell table:formula="of:=[.A4]*0.005+0.001" office:value-type="float" office:value="0.005255">
            <text:p>0.005</text:p>
          </table:table-cell>
          <table:table-cell table:formula="of:=[.B4]*0.012+0.001" office:value-type="float" office:value="0.006352">
            <text:p>0.006</text:p>
          </table:table-cell>
          <table:table-cell table:formula="of:=[.C4]*0.005+0.001" office:value-type="float" office:value="0.004015">
            <text:p>0.004</text:p>
          </table:table-cell>
          <table:table-cell table:formula="of:=[.D4]*0.012+0.001" office:value-type="float" office:value="0.008872">
            <text:p>0.009</text:p>
          </table:table-cell>
          <table:table-cell table:number-columns-repeated="1016"/>
        </table:table-row>
        <table:table-row table:style-name="ro1">
          <table:table-cell office:value-type="float" office:value="1.142">
            <text:p>1.142</text:p>
          </table:table-cell>
          <table:table-cell office:value-type="float" office:value="0.599">
            <text:p>0.599</text:p>
          </table:table-cell>
          <table:table-cell office:value-type="float" office:value="0.789">
            <text:p>0.789</text:p>
          </table:table-cell>
          <table:table-cell office:value-type="float" office:value="0.857">
            <text:p>0.857</text:p>
          </table:table-cell>
          <table:table-cell table:formula="of:=[.A5]*0.005+0.001" office:value-type="float" office:value="0.00671">
            <text:p>0.007</text:p>
          </table:table-cell>
          <table:table-cell table:formula="of:=[.B5]*0.012+0.001" office:value-type="float" office:value="0.008188">
            <text:p>0.008</text:p>
          </table:table-cell>
          <table:table-cell table:formula="of:=[.C5]*0.005+0.001" office:value-type="float" office:value="0.004945">
            <text:p>0.005</text:p>
          </table:table-cell>
          <table:table-cell table:formula="of:=[.D5]*0.012+0.001" office:value-type="float" office:value="0.011284">
            <text:p>0.011</text:p>
          </table:table-cell>
          <table:table-cell table:number-columns-repeated="1016"/>
        </table:table-row>
        <table:table-row table:style-name="ro1">
          <table:table-cell office:value-type="float" office:value="1.492">
            <text:p>1.492</text:p>
          </table:table-cell>
          <table:table-cell office:value-type="float" office:value="0.78">
            <text:p>0.780</text:p>
          </table:table-cell>
          <table:table-cell office:value-type="float" office:value="1.182">
            <text:p>1.182</text:p>
          </table:table-cell>
          <table:table-cell office:value-type="float" office:value="1.286">
            <text:p>1.286</text:p>
          </table:table-cell>
          <table:table-cell table:formula="of:=[.A6]*0.005+0.001" office:value-type="float" office:value="0.00846">
            <text:p>0.008</text:p>
          </table:table-cell>
          <table:table-cell table:formula="of:=[.B6]*0.012+0.001" office:value-type="float" office:value="0.01036">
            <text:p>0.010</text:p>
          </table:table-cell>
          <table:table-cell table:formula="of:=[.C6]*0.005+0.001" office:value-type="float" office:value="0.00691">
            <text:p>0.007</text:p>
          </table:table-cell>
          <table:table-cell table:formula="of:=[.D6]*0.012+0.001" office:value-type="float" office:value="0.016432">
            <text:p>0.016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1" table:style-name="ta1">
        <table:table-column table:style-name="co1" table:number-columns-repeated="1024" table:default-cell-style-name="ce1"/>
        <table:table-row table:style-name="ro1">
          <table:table-cell office:value-type="string">
            <text:p>R in ohm</text:p>
          </table:table-cell>
          <table:table-cell office:value-type="string">
            <text:p>Ieff1 in A</text:p>
          </table:table-cell>
          <table:table-cell office:value-type="string">
            <text:p>Ueff1 in V</text:p>
          </table:table-cell>
          <table:table-cell office:value-type="string">
            <text:p>Ieff2 in A</text:p>
          </table:table-cell>
          <table:table-cell office:value-type="string">
            <text:p>Ueff2 in V</text:p>
          </table:table-cell>
          <table:table-cell office:value-type="string">
            <text:p>P in W</text:p>
          </table:table-cell>
          <table:table-cell office:value-type="string">
            <text:p>SR in ohm</text:p>
          </table:table-cell>
          <table:table-cell office:value-type="string">
            <text:p>SIeff1 in A</text:p>
          </table:table-cell>
          <table:table-cell office:value-type="string">
            <text:p>SUeff1 in V</text:p>
          </table:table-cell>
          <table:table-cell office:value-type="string">
            <text:p>SIeff2 in A</text:p>
          </table:table-cell>
          <table:table-cell office:value-type="string">
            <text:p>SUeff2 in V</text:p>
          </table:table-cell>
          <table:table-cell office:value-type="string">
            <text:p>SP in W</text:p>
          </table:table-cell>
          <table:table-cell table:number-columns-repeated="1012"/>
        </table:table-row>
        <table:table-row table:style-name="ro1">
          <table:table-cell office:value-type="float" office:value="3">
            <text:p>3.000</text:p>
          </table:table-cell>
          <table:table-cell office:value-type="float" office:value="1.134">
            <text:p>1.134</text:p>
          </table:table-cell>
          <table:table-cell office:value-type="float" office:value="11.5">
            <text:p>11.500</text:p>
          </table:table-cell>
          <table:table-cell office:value-type="float" office:value="1.451">
            <text:p>1.451</text:p>
          </table:table-cell>
          <table:table-cell office:value-type="float" office:value="5.4">
            <text:p>5.400</text:p>
          </table:table-cell>
          <table:table-cell office:value-type="float" office:value="12.33">
            <text:p>12.330</text:p>
          </table:table-cell>
          <table:table-cell office:value-type="float" office:value="0">
            <text:p>0.000</text:p>
          </table:table-cell>
          <table:table-cell table:formula="of:=0.004*[.B2]+0.001" office:value-type="float" office:value="0.005536">
            <text:p>0.006</text:p>
          </table:table-cell>
          <table:table-cell table:formula="of:=0.004*[.C2]+0.001" office:value-type="float" office:value="0.047">
            <text:p>0.047</text:p>
          </table:table-cell>
          <table:table-cell table:formula="of:=0.018*[.D2]+0.001" office:value-type="float" office:value="0.027118">
            <text:p>0.027</text:p>
          </table:table-cell>
          <table:table-cell table:formula="of:=[.E2]*0.008+0.003" office:value-type="float" office:value="0.0462">
            <text:p>0.046</text:p>
          </table:table-cell>
          <table:table-cell table:formula="of:=[.F2]*0.005+0.01" office:value-type="float" office:value="0.07165">
            <text:p>0.072</text:p>
          </table:table-cell>
          <table:table-cell table:number-columns-repeated="1012"/>
        </table:table-row>
        <table:table-row table:style-name="ro1">
          <table:table-cell office:value-type="float" office:value="4">
            <text:p>4.000</text:p>
          </table:table-cell>
          <table:table-cell office:value-type="float" office:value="0.972">
            <text:p>0.972</text:p>
          </table:table-cell>
          <table:table-cell office:value-type="float" office:value="11.57">
            <text:p>11.570</text:p>
          </table:table-cell>
          <table:table-cell office:value-type="float" office:value="1.255">
            <text:p>1.255</text:p>
          </table:table-cell>
          <table:table-cell office:value-type="float" office:value="5.91">
            <text:p>5.910</text:p>
          </table:table-cell>
          <table:table-cell office:value-type="float" office:value="10.88">
            <text:p>10.880</text:p>
          </table:table-cell>
          <table:table-cell/>
          <table:table-cell table:formula="of:=0.004*[.B3]+0.001" office:value-type="float" office:value="0.004888">
            <text:p>0.005</text:p>
          </table:table-cell>
          <table:table-cell table:formula="of:=0.004*[.C3]+0.001" office:value-type="float" office:value="0.04728">
            <text:p>0.047</text:p>
          </table:table-cell>
          <table:table-cell table:formula="of:=0.018*[.D3]+0.001" office:value-type="float" office:value="0.02359">
            <text:p>0.024</text:p>
          </table:table-cell>
          <table:table-cell table:formula="of:=[.E3]*0.008+0.003" office:value-type="float" office:value="0.05028">
            <text:p>0.050</text:p>
          </table:table-cell>
          <table:table-cell table:formula="of:=[.F3]*0.005+0.01" office:value-type="float" office:value="0.0644">
            <text:p>0.064</text:p>
          </table:table-cell>
          <table:table-cell table:number-columns-repeated="1012"/>
        </table:table-row>
        <table:table-row table:style-name="ro1">
          <table:table-cell office:value-type="float" office:value="5">
            <text:p>5.000</text:p>
          </table:table-cell>
          <table:table-cell office:value-type="float" office:value="0.857">
            <text:p>0.857</text:p>
          </table:table-cell>
          <table:table-cell office:value-type="float" office:value="11.63">
            <text:p>11.630</text:p>
          </table:table-cell>
          <table:table-cell office:value-type="float" office:value="1.104">
            <text:p>1.104</text:p>
          </table:table-cell>
          <table:table-cell office:value-type="float" office:value="6.32">
            <text:p>6.320</text:p>
          </table:table-cell>
          <table:table-cell office:value-type="float" office:value="9.74">
            <text:p>9.740</text:p>
          </table:table-cell>
          <table:table-cell/>
          <table:table-cell table:formula="of:=0.004*[.B4]+0.001" office:value-type="float" office:value="0.004428">
            <text:p>0.004</text:p>
          </table:table-cell>
          <table:table-cell table:formula="of:=0.004*[.C4]+0.001" office:value-type="float" office:value="0.04752">
            <text:p>0.048</text:p>
          </table:table-cell>
          <table:table-cell table:formula="of:=0.018*[.D4]+0.001" office:value-type="float" office:value="0.020872">
            <text:p>0.021</text:p>
          </table:table-cell>
          <table:table-cell table:formula="of:=[.E4]*0.008+0.003" office:value-type="float" office:value="0.05356">
            <text:p>0.054</text:p>
          </table:table-cell>
          <table:table-cell table:formula="of:=[.F4]*0.005+0.01" office:value-type="float" office:value="0.0587">
            <text:p>0.059</text:p>
          </table:table-cell>
          <table:table-cell table:number-columns-repeated="1012"/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0.768">
            <text:p>0.768</text:p>
          </table:table-cell>
          <table:table-cell office:value-type="float" office:value="11.7">
            <text:p>11.700</text:p>
          </table:table-cell>
          <table:table-cell office:value-type="float" office:value="0.987">
            <text:p>0.987</text:p>
          </table:table-cell>
          <table:table-cell office:value-type="float" office:value="6.64">
            <text:p>6.640</text:p>
          </table:table-cell>
          <table:table-cell office:value-type="float" office:value="8.82">
            <text:p>8.820</text:p>
          </table:table-cell>
          <table:table-cell/>
          <table:table-cell table:formula="of:=0.004*[.B5]+0.001" office:value-type="float" office:value="0.004072">
            <text:p>0.004</text:p>
          </table:table-cell>
          <table:table-cell table:formula="of:=0.004*[.C5]+0.001" office:value-type="float" office:value="0.0478">
            <text:p>0.048</text:p>
          </table:table-cell>
          <table:table-cell table:formula="of:=0.018*[.D5]+0.001" office:value-type="float" office:value="0.018766">
            <text:p>0.019</text:p>
          </table:table-cell>
          <table:table-cell table:formula="of:=[.E5]*0.008+0.003" office:value-type="float" office:value="0.05612">
            <text:p>0.056</text:p>
          </table:table-cell>
          <table:table-cell table:formula="of:=[.F5]*0.005+0.01" office:value-type="float" office:value="0.0541">
            <text:p>0.054</text:p>
          </table:table-cell>
          <table:table-cell table:number-columns-repeated="1012"/>
        </table:table-row>
        <table:table-row table:style-name="ro1">
          <table:table-cell office:value-type="float" office:value="8">
            <text:p>8.000</text:p>
          </table:table-cell>
          <table:table-cell office:value-type="float" office:value="0.64">
            <text:p>0.640</text:p>
          </table:table-cell>
          <table:table-cell office:value-type="float" office:value="11.8">
            <text:p>11.800</text:p>
          </table:table-cell>
          <table:table-cell office:value-type="float" office:value="0.817">
            <text:p>0.817</text:p>
          </table:table-cell>
          <table:table-cell office:value-type="float" office:value="7.1">
            <text:p>7.100</text:p>
          </table:table-cell>
          <table:table-cell office:value-type="float" office:value="7.45">
            <text:p>7.450</text:p>
          </table:table-cell>
          <table:table-cell/>
          <table:table-cell table:formula="of:=0.004*[.B6]+0.001" office:value-type="float" office:value="0.00356">
            <text:p>0.004</text:p>
          </table:table-cell>
          <table:table-cell table:formula="of:=0.004*[.C6]+0.001" office:value-type="float" office:value="0.0482">
            <text:p>0.048</text:p>
          </table:table-cell>
          <table:table-cell table:formula="of:=0.018*[.D6]+0.001" office:value-type="float" office:value="0.015706">
            <text:p>0.016</text:p>
          </table:table-cell>
          <table:table-cell table:formula="of:=[.E6]*0.008+0.003" office:value-type="float" office:value="0.0598">
            <text:p>0.060</text:p>
          </table:table-cell>
          <table:table-cell table:formula="of:=[.F6]*0.005+0.01" office:value-type="float" office:value="0.04725">
            <text:p>0.047</text:p>
          </table:table-cell>
          <table:table-cell table:number-columns-repeated="1012"/>
        </table:table-row>
        <table:table-row table:style-name="ro1">
          <table:table-cell office:value-type="float" office:value="10">
            <text:p>10.000</text:p>
          </table:table-cell>
          <table:table-cell office:value-type="float" office:value="0.547">
            <text:p>0.547</text:p>
          </table:table-cell>
          <table:table-cell office:value-type="float" office:value="11.84">
            <text:p>11.840</text:p>
          </table:table-cell>
          <table:table-cell office:value-type="float" office:value="0.693">
            <text:p>0.693</text:p>
          </table:table-cell>
          <table:table-cell office:value-type="float" office:value="7.41">
            <text:p>7.410</text:p>
          </table:table-cell>
          <table:table-cell office:value-type="float" office:value="6.41">
            <text:p>6.410</text:p>
          </table:table-cell>
          <table:table-cell/>
          <table:table-cell table:formula="of:=0.004*[.B7]+0.001" office:value-type="float" office:value="0.003188">
            <text:p>0.003</text:p>
          </table:table-cell>
          <table:table-cell table:formula="of:=0.004*[.C7]+0.001" office:value-type="float" office:value="0.04836">
            <text:p>0.048</text:p>
          </table:table-cell>
          <table:table-cell table:formula="of:=0.018*[.D7]+0.001" office:value-type="float" office:value="0.013474">
            <text:p>0.013</text:p>
          </table:table-cell>
          <table:table-cell table:formula="of:=[.E7]*0.008+0.003" office:value-type="float" office:value="0.06228">
            <text:p>0.062</text:p>
          </table:table-cell>
          <table:table-cell table:formula="of:=[.F7]*0.005+0.01" office:value-type="float" office:value="0.04205">
            <text:p>0.042</text:p>
          </table:table-cell>
          <table:table-cell table:number-columns-repeated="1012"/>
        </table:table-row>
        <table:table-row table:style-name="ro1">
          <table:table-cell office:value-type="float" office:value="14">
            <text:p>14.000</text:p>
          </table:table-cell>
          <table:table-cell office:value-type="float" office:value="0.429">
            <text:p>0.429</text:p>
          </table:table-cell>
          <table:table-cell office:value-type="float" office:value="12.1">
            <text:p>12.100</text:p>
          </table:table-cell>
          <table:table-cell office:value-type="float" office:value="0.538">
            <text:p>0.538</text:p>
          </table:table-cell>
          <table:table-cell office:value-type="float" office:value="7.94">
            <text:p>7.940</text:p>
          </table:table-cell>
          <table:table-cell office:value-type="float" office:value="5.16">
            <text:p>5.160</text:p>
          </table:table-cell>
          <table:table-cell/>
          <table:table-cell table:formula="of:=0.004*[.B8]+0.001" office:value-type="float" office:value="0.002716">
            <text:p>0.003</text:p>
          </table:table-cell>
          <table:table-cell table:formula="of:=0.004*[.C8]+0.001" office:value-type="float" office:value="0.0494">
            <text:p>0.049</text:p>
          </table:table-cell>
          <table:table-cell table:formula="of:=0.018*[.D8]+0.001" office:value-type="float" office:value="0.010684">
            <text:p>0.011</text:p>
          </table:table-cell>
          <table:table-cell table:formula="of:=[.E8]*0.008+0.003" office:value-type="float" office:value="0.06652">
            <text:p>0.067</text:p>
          </table:table-cell>
          <table:table-cell table:formula="of:=[.F8]*0.005+0.01" office:value-type="float" office:value="0.0358">
            <text:p>0.036</text:p>
          </table:table-cell>
          <table:table-cell table:number-columns-repeated="1012"/>
        </table:table-row>
        <table:table-row table:style-name="ro1">
          <table:table-cell office:value-type="float" office:value="21">
            <text:p>21.000</text:p>
          </table:table-cell>
          <table:table-cell office:value-type="float" office:value="0.312">
            <text:p>0.312</text:p>
          </table:table-cell>
          <table:table-cell office:value-type="float" office:value="12.2">
            <text:p>12.200</text:p>
          </table:table-cell>
          <table:table-cell office:value-type="float" office:value="0.383">
            <text:p>0.383</text:p>
          </table:table-cell>
          <table:table-cell office:value-type="float" office:value="8.34">
            <text:p>8.340</text:p>
          </table:table-cell>
          <table:table-cell office:value-type="float" office:value="3.79">
            <text:p>3.790</text:p>
          </table:table-cell>
          <table:table-cell/>
          <table:table-cell table:formula="of:=0.004*[.B9]+0.001" office:value-type="float" office:value="0.002248">
            <text:p>0.002</text:p>
          </table:table-cell>
          <table:table-cell table:formula="of:=0.004*[.C9]+0.001" office:value-type="float" office:value="0.0498">
            <text:p>0.050</text:p>
          </table:table-cell>
          <table:table-cell table:formula="of:=0.018*[.D9]+0.001" office:value-type="float" office:value="0.007894">
            <text:p>0.008</text:p>
          </table:table-cell>
          <table:table-cell table:formula="of:=[.E9]*0.008+0.003" office:value-type="float" office:value="0.06972">
            <text:p>0.070</text:p>
          </table:table-cell>
          <table:table-cell table:formula="of:=[.F9]*0.005+0.01" office:value-type="float" office:value="0.02895">
            <text:p>0.029</text:p>
          </table:table-cell>
          <table:table-cell table:number-columns-repeated="1012"/>
        </table:table-row>
        <table:table-row table:style-name="ro1">
          <table:table-cell office:value-type="float" office:value="23">
            <text:p>23.000</text:p>
          </table:table-cell>
          <table:table-cell office:value-type="float" office:value="0.29">
            <text:p>0.290</text:p>
          </table:table-cell>
          <table:table-cell office:value-type="float" office:value="12.22">
            <text:p>12.220</text:p>
          </table:table-cell>
          <table:table-cell office:value-type="float" office:value="0.354">
            <text:p>0.354</text:p>
          </table:table-cell>
          <table:table-cell office:value-type="float" office:value="8.41">
            <text:p>8.410</text:p>
          </table:table-cell>
          <table:table-cell office:value-type="float" office:value="3.53">
            <text:p>3.530</text:p>
          </table:table-cell>
          <table:table-cell/>
          <table:table-cell table:formula="of:=0.004*[.B10]+0.001" office:value-type="float" office:value="0.00216">
            <text:p>0.002</text:p>
          </table:table-cell>
          <table:table-cell table:formula="of:=0.004*[.C10]+0.001" office:value-type="float" office:value="0.04988">
            <text:p>0.050</text:p>
          </table:table-cell>
          <table:table-cell table:formula="of:=0.018*[.D10]+0.001" office:value-type="float" office:value="0.007372">
            <text:p>0.007</text:p>
          </table:table-cell>
          <table:table-cell table:formula="of:=[.E10]*0.008+0.003" office:value-type="float" office:value="0.07028">
            <text:p>0.070</text:p>
          </table:table-cell>
          <table:table-cell table:formula="of:=[.F10]*0.005+0.01" office:value-type="float" office:value="0.02765">
            <text:p>0.028</text:p>
          </table:table-cell>
          <table:table-cell table:number-columns-repeated="1012"/>
        </table:table-row>
        <table:table-row table:style-name="ro1">
          <table:table-cell office:value-type="float" office:value="25">
            <text:p>25.000</text:p>
          </table:table-cell>
          <table:table-cell office:value-type="float" office:value="0.271">
            <text:p>0.271</text:p>
          </table:table-cell>
          <table:table-cell office:value-type="float" office:value="12.24">
            <text:p>12.240</text:p>
          </table:table-cell>
          <table:table-cell office:value-type="float" office:value="0.329">
            <text:p>0.329</text:p>
          </table:table-cell>
          <table:table-cell office:value-type="float" office:value="8.49">
            <text:p>8.490</text:p>
          </table:table-cell>
          <table:table-cell office:value-type="float" office:value="3.31">
            <text:p>3.310</text:p>
          </table:table-cell>
          <table:table-cell/>
          <table:table-cell table:formula="of:=0.004*[.B11]+0.001" office:value-type="float" office:value="0.002084">
            <text:p>0.002</text:p>
          </table:table-cell>
          <table:table-cell table:formula="of:=0.004*[.C11]+0.001" office:value-type="float" office:value="0.04996">
            <text:p>0.050</text:p>
          </table:table-cell>
          <table:table-cell table:formula="of:=0.018*[.D11]+0.001" office:value-type="float" office:value="0.006922">
            <text:p>0.007</text:p>
          </table:table-cell>
          <table:table-cell table:formula="of:=[.E11]*0.008+0.003" office:value-type="float" office:value="0.07092">
            <text:p>0.071</text:p>
          </table:table-cell>
          <table:table-cell table:formula="of:=[.F11]*0.005+0.01" office:value-type="float" office:value="0.02655">
            <text:p>0.027</text:p>
          </table:table-cell>
          <table:table-cell table:number-columns-repeated="1012"/>
        </table:table-row>
        <table:table-row table:style-name="ro1">
          <table:table-cell office:value-type="float" office:value="27">
            <text:p>27.000</text:p>
          </table:table-cell>
          <table:table-cell office:value-type="float" office:value="0.255">
            <text:p>0.255</text:p>
          </table:table-cell>
          <table:table-cell office:value-type="float" office:value="12.25">
            <text:p>12.250</text:p>
          </table:table-cell>
          <table:table-cell office:value-type="float" office:value="0.307">
            <text:p>0.307</text:p>
          </table:table-cell>
          <table:table-cell office:value-type="float" office:value="8.54">
            <text:p>8.540</text:p>
          </table:table-cell>
          <table:table-cell office:value-type="float" office:value="3.11">
            <text:p>3.110</text:p>
          </table:table-cell>
          <table:table-cell/>
          <table:table-cell table:formula="of:=0.004*[.B12]+0.001" office:value-type="float" office:value="0.00202">
            <text:p>0.002</text:p>
          </table:table-cell>
          <table:table-cell table:formula="of:=0.004*[.C12]+0.001" office:value-type="float" office:value="0.05">
            <text:p>0.050</text:p>
          </table:table-cell>
          <table:table-cell table:formula="of:=0.018*[.D12]+0.001" office:value-type="float" office:value="0.006526">
            <text:p>0.007</text:p>
          </table:table-cell>
          <table:table-cell table:formula="of:=[.E12]*0.008+0.003" office:value-type="float" office:value="0.07132">
            <text:p>0.071</text:p>
          </table:table-cell>
          <table:table-cell table:formula="of:=[.F12]*0.005+0.01" office:value-type="float" office:value="0.02555">
            <text:p>0.026</text:p>
          </table:table-cell>
          <table:table-cell table:number-columns-repeated="1012"/>
        </table:table-row>
        <table:table-row table:style-name="ro1">
          <table:table-cell office:value-type="float" office:value="29">
            <text:p>29.000</text:p>
          </table:table-cell>
          <table:table-cell office:value-type="float" office:value="0.241">
            <text:p>0.241</text:p>
          </table:table-cell>
          <table:table-cell office:value-type="float" office:value="12.27">
            <text:p>12.270</text:p>
          </table:table-cell>
          <table:table-cell office:value-type="float" office:value="0.288">
            <text:p>0.288</text:p>
          </table:table-cell>
          <table:table-cell office:value-type="float" office:value="8.6">
            <text:p>8.600</text:p>
          </table:table-cell>
          <table:table-cell office:value-type="float" office:value="2.95">
            <text:p>2.950</text:p>
          </table:table-cell>
          <table:table-cell/>
          <table:table-cell table:formula="of:=0.004*[.B13]+0.001" office:value-type="float" office:value="0.001964">
            <text:p>0.002</text:p>
          </table:table-cell>
          <table:table-cell table:formula="of:=0.004*[.C13]+0.001" office:value-type="float" office:value="0.05008">
            <text:p>0.050</text:p>
          </table:table-cell>
          <table:table-cell table:formula="of:=0.018*[.D13]+0.001" office:value-type="float" office:value="0.006184">
            <text:p>0.006</text:p>
          </table:table-cell>
          <table:table-cell table:formula="of:=[.E13]*0.008+0.003" office:value-type="float" office:value="0.0718">
            <text:p>0.072</text:p>
          </table:table-cell>
          <table:table-cell table:formula="of:=[.F13]*0.005+0.01" office:value-type="float" office:value="0.02475">
            <text:p>0.025</text:p>
          </table:table-cell>
          <table:table-cell table:number-columns-repeated="1012"/>
        </table:table-row>
        <table:table-row table:style-name="ro1">
          <table:table-cell office:value-type="float" office:value="31">
            <text:p>31.000</text:p>
          </table:table-cell>
          <table:table-cell office:value-type="float" office:value="0.227">
            <text:p>0.227</text:p>
          </table:table-cell>
          <table:table-cell office:value-type="float" office:value="12.26">
            <text:p>12.260</text:p>
          </table:table-cell>
          <table:table-cell office:value-type="float" office:value="0.271">
            <text:p>0.271</text:p>
          </table:table-cell>
          <table:table-cell office:value-type="float" office:value="8.62">
            <text:p>8.620</text:p>
          </table:table-cell>
          <table:table-cell office:value-type="float" office:value="2.79">
            <text:p>2.790</text:p>
          </table:table-cell>
          <table:table-cell/>
          <table:table-cell table:formula="of:=0.004*[.B14]+0.001" office:value-type="float" office:value="0.001908">
            <text:p>0.002</text:p>
          </table:table-cell>
          <table:table-cell table:formula="of:=0.004*[.C14]+0.001" office:value-type="float" office:value="0.05004">
            <text:p>0.050</text:p>
          </table:table-cell>
          <table:table-cell table:formula="of:=0.018*[.D14]+0.001" office:value-type="float" office:value="0.005878">
            <text:p>0.006</text:p>
          </table:table-cell>
          <table:table-cell table:formula="of:=[.E14]*0.008+0.003" office:value-type="float" office:value="0.07196">
            <text:p>0.072</text:p>
          </table:table-cell>
          <table:table-cell table:formula="of:=[.F14]*0.005+0.01" office:value-type="float" office:value="0.02395">
            <text:p>0.024</text:p>
          </table:table-cell>
          <table:table-cell table:number-columns-repeated="1012"/>
        </table:table-row>
        <table:table-row table:style-name="ro1">
          <table:table-cell office:value-type="float" office:value="34">
            <text:p>34.000</text:p>
          </table:table-cell>
          <table:table-cell office:value-type="float" office:value="0.211">
            <text:p>0.211</text:p>
          </table:table-cell>
          <table:table-cell office:value-type="float" office:value="12.28">
            <text:p>12.280</text:p>
          </table:table-cell>
          <table:table-cell office:value-type="float" office:value="0.249">
            <text:p>0.249</text:p>
          </table:table-cell>
          <table:table-cell office:value-type="float" office:value="8.69">
            <text:p>8.690</text:p>
          </table:table-cell>
          <table:table-cell office:value-type="float" office:value="2.59">
            <text:p>2.590</text:p>
          </table:table-cell>
          <table:table-cell/>
          <table:table-cell table:formula="of:=0.004*[.B15]+0.001" office:value-type="float" office:value="0.001844">
            <text:p>0.002</text:p>
          </table:table-cell>
          <table:table-cell table:formula="of:=0.004*[.C15]+0.001" office:value-type="float" office:value="0.05012">
            <text:p>0.050</text:p>
          </table:table-cell>
          <table:table-cell table:formula="of:=0.018*[.D15]+0.001" office:value-type="float" office:value="0.005482">
            <text:p>0.005</text:p>
          </table:table-cell>
          <table:table-cell table:formula="of:=[.E15]*0.008+0.003" office:value-type="float" office:value="0.07252">
            <text:p>0.073</text:p>
          </table:table-cell>
          <table:table-cell table:formula="of:=[.F15]*0.005+0.01" office:value-type="float" office:value="0.02295">
            <text:p>0.023</text:p>
          </table:table-cell>
          <table:table-cell table:number-columns-repeated="1012"/>
        </table:table-row>
        <table:table-row table:style-name="ro1">
          <table:table-cell office:value-type="float" office:value="37">
            <text:p>37.000</text:p>
          </table:table-cell>
          <table:table-cell office:value-type="float" office:value="0.197">
            <text:p>0.197</text:p>
          </table:table-cell>
          <table:table-cell office:value-type="float" office:value="12.29">
            <text:p>12.290</text:p>
          </table:table-cell>
          <table:table-cell office:value-type="float" office:value="0.23">
            <text:p>0.230</text:p>
          </table:table-cell>
          <table:table-cell office:value-type="float" office:value="8.74">
            <text:p>8.740</text:p>
          </table:table-cell>
          <table:table-cell office:value-type="float" office:value="2.42">
            <text:p>2.420</text:p>
          </table:table-cell>
          <table:table-cell/>
          <table:table-cell table:formula="of:=0.004*[.B16]+0.001" office:value-type="float" office:value="0.001788">
            <text:p>0.002</text:p>
          </table:table-cell>
          <table:table-cell table:formula="of:=0.004*[.C16]+0.001" office:value-type="float" office:value="0.05016">
            <text:p>0.050</text:p>
          </table:table-cell>
          <table:table-cell table:formula="of:=0.018*[.D16]+0.001" office:value-type="float" office:value="0.00514">
            <text:p>0.005</text:p>
          </table:table-cell>
          <table:table-cell table:formula="of:=[.E16]*0.008+0.003" office:value-type="float" office:value="0.07292">
            <text:p>0.073</text:p>
          </table:table-cell>
          <table:table-cell table:formula="of:=[.F16]*0.005+0.01" office:value-type="float" office:value="0.0221">
            <text:p>0.022</text:p>
          </table:table-cell>
          <table:table-cell table:number-columns-repeated="1012"/>
        </table:table-row>
        <table:table-row table:style-name="ro1">
          <table:table-cell office:value-type="float" office:value="41">
            <text:p>41.000</text:p>
          </table:table-cell>
          <table:table-cell office:value-type="float" office:value="0.181">
            <text:p>0.181</text:p>
          </table:table-cell>
          <table:table-cell office:value-type="float" office:value="12.3">
            <text:p>12.300</text:p>
          </table:table-cell>
          <table:table-cell office:value-type="float" office:value="0.209">
            <text:p>0.209</text:p>
          </table:table-cell>
          <table:table-cell office:value-type="float" office:value="8.78">
            <text:p>8.780</text:p>
          </table:table-cell>
          <table:table-cell office:value-type="float" office:value="2.22">
            <text:p>2.220</text:p>
          </table:table-cell>
          <table:table-cell/>
          <table:table-cell table:formula="of:=0.004*[.B17]+0.001" office:value-type="float" office:value="0.001724">
            <text:p>0.002</text:p>
          </table:table-cell>
          <table:table-cell table:formula="of:=0.004*[.C17]+0.001" office:value-type="float" office:value="0.0502">
            <text:p>0.050</text:p>
          </table:table-cell>
          <table:table-cell table:formula="of:=0.018*[.D17]+0.001" office:value-type="float" office:value="0.004762">
            <text:p>0.005</text:p>
          </table:table-cell>
          <table:table-cell table:formula="of:=[.E17]*0.008+0.003" office:value-type="float" office:value="0.07324">
            <text:p>0.073</text:p>
          </table:table-cell>
          <table:table-cell table:formula="of:=[.F17]*0.005+0.01" office:value-type="float" office:value="0.0211">
            <text:p>0.021</text:p>
          </table:table-cell>
          <table:table-cell table:number-columns-repeated="1012"/>
        </table:table-row>
        <table:table-row table:style-name="ro1">
          <table:table-cell office:value-type="float" office:value="45">
            <text:p>45.000</text:p>
          </table:table-cell>
          <table:table-cell office:value-type="float" office:value="0.1681">
            <text:p>0.168</text:p>
          </table:table-cell>
          <table:table-cell office:value-type="float" office:value="12.32">
            <text:p>12.320</text:p>
          </table:table-cell>
          <table:table-cell office:value-type="float" office:value="0.192">
            <text:p>0.192</text:p>
          </table:table-cell>
          <table:table-cell office:value-type="float" office:value="8.83">
            <text:p>8.830</text:p>
          </table:table-cell>
          <table:table-cell office:value-type="float" office:value="2.03">
            <text:p>2.030</text:p>
          </table:table-cell>
          <table:table-cell/>
          <table:table-cell table:formula="of:=0.004*[.B18]+0.0005" office:value-type="float" office:value="0.0011724">
            <text:p>0.001</text:p>
          </table:table-cell>
          <table:table-cell table:formula="of:=0.004*[.C18]+0.001" office:value-type="float" office:value="0.05028">
            <text:p>0.050</text:p>
          </table:table-cell>
          <table:table-cell table:formula="of:=0.018*[.D18]+0.001" office:value-type="float" office:value="0.004456">
            <text:p>0.004</text:p>
          </table:table-cell>
          <table:table-cell table:formula="of:=[.E18]*0.008+0.003" office:value-type="float" office:value="0.07364">
            <text:p>0.074</text:p>
          </table:table-cell>
          <table:table-cell table:formula="of:=[.F18]*0.005+0.001" office:value-type="float" office:value="0.01115">
            <text:p>0.011</text:p>
          </table:table-cell>
          <table:table-cell table:number-columns-repeated="1012"/>
        </table:table-row>
        <table:table-row table:style-name="ro1">
          <table:table-cell office:value-type="float" office:value="51">
            <text:p>51.000</text:p>
          </table:table-cell>
          <table:table-cell office:value-type="float" office:value="0.1518">
            <text:p>0.152</text:p>
          </table:table-cell>
          <table:table-cell office:value-type="float" office:value="12.3">
            <text:p>12.300</text:p>
          </table:table-cell>
          <table:table-cell office:value-type="float" office:value="0.17">
            <text:p>0.170</text:p>
          </table:table-cell>
          <table:table-cell office:value-type="float" office:value="8.85">
            <text:p>8.850</text:p>
          </table:table-cell>
          <table:table-cell office:value-type="float" office:value="1.825">
            <text:p>1.825</text:p>
          </table:table-cell>
          <table:table-cell/>
          <table:table-cell table:formula="of:=0.004*[.B19]+0.0005" office:value-type="float" office:value="0.0011072">
            <text:p>0.001</text:p>
          </table:table-cell>
          <table:table-cell table:formula="of:=0.004*[.C19]+0.001" office:value-type="float" office:value="0.0502">
            <text:p>0.050</text:p>
          </table:table-cell>
          <table:table-cell table:formula="of:=0.018*[.D19]+0.001" office:value-type="float" office:value="0.00406">
            <text:p>0.004</text:p>
          </table:table-cell>
          <table:table-cell table:formula="of:=[.E19]*0.008+0.003" office:value-type="float" office:value="0.0738">
            <text:p>0.074</text:p>
          </table:table-cell>
          <table:table-cell table:formula="of:=[.F19]*0.005+0.001" office:value-type="float" office:value="0.010125">
            <text:p>0.010</text:p>
          </table:table-cell>
          <table:table-cell table:number-columns-repeated="1012"/>
        </table:table-row>
        <table:table-row table:style-name="ro1">
          <table:table-cell office:value-type="float" office:value="58">
            <text:p>58.000</text:p>
          </table:table-cell>
          <table:table-cell office:value-type="float" office:value="0.1368">
            <text:p>0.137</text:p>
          </table:table-cell>
          <table:table-cell office:value-type="float" office:value="12.3">
            <text:p>12.300</text:p>
          </table:table-cell>
          <table:table-cell office:value-type="float" office:value="0.151">
            <text:p>0.151</text:p>
          </table:table-cell>
          <table:table-cell office:value-type="float" office:value="8.91">
            <text:p>8.910</text:p>
          </table:table-cell>
          <table:table-cell office:value-type="float" office:value="1.648">
            <text:p>1.648</text:p>
          </table:table-cell>
          <table:table-cell/>
          <table:table-cell table:formula="of:=0.004*[.B20]+0.0005" office:value-type="float" office:value="0.0010472">
            <text:p>0.001</text:p>
          </table:table-cell>
          <table:table-cell table:formula="of:=0.004*[.C20]+0.001" office:value-type="float" office:value="0.0502">
            <text:p>0.050</text:p>
          </table:table-cell>
          <table:table-cell table:formula="of:=0.018*[.D20]+0.001" office:value-type="float" office:value="0.003718">
            <text:p>0.004</text:p>
          </table:table-cell>
          <table:table-cell table:formula="of:=[.E20]*0.008+0.003" office:value-type="float" office:value="0.07428">
            <text:p>0.074</text:p>
          </table:table-cell>
          <table:table-cell table:formula="of:=[.F20]*0.005+0.001" office:value-type="float" office:value="0.00924">
            <text:p>0.009</text:p>
          </table:table-cell>
          <table:table-cell table:number-columns-repeated="1012"/>
        </table:table-row>
        <table:table-row table:style-name="ro1">
          <table:table-cell office:value-type="float" office:value="68">
            <text:p>68.000</text:p>
          </table:table-cell>
          <table:table-cell office:value-type="float" office:value="0.1215">
            <text:p>0.122</text:p>
          </table:table-cell>
          <table:table-cell office:value-type="float" office:value="12.33">
            <text:p>12.330</text:p>
          </table:table-cell>
          <table:table-cell office:value-type="float" office:value="0.13">
            <text:p>0.130</text:p>
          </table:table-cell>
          <table:table-cell office:value-type="float" office:value="8.96">
            <text:p>8.960</text:p>
          </table:table-cell>
          <table:table-cell office:value-type="float" office:value="1.453">
            <text:p>1.453</text:p>
          </table:table-cell>
          <table:table-cell/>
          <table:table-cell table:formula="of:=0.004*[.B21]+0.0005" office:value-type="float" office:value="0.000986">
            <text:p>0.001</text:p>
          </table:table-cell>
          <table:table-cell table:formula="of:=0.004*[.C21]+0.001" office:value-type="float" office:value="0.05032">
            <text:p>0.050</text:p>
          </table:table-cell>
          <table:table-cell table:formula="of:=0.018*[.D21]+0.001" office:value-type="float" office:value="0.00334">
            <text:p>0.003</text:p>
          </table:table-cell>
          <table:table-cell table:formula="of:=[.E21]*0.008+0.003" office:value-type="float" office:value="0.07468">
            <text:p>0.075</text:p>
          </table:table-cell>
          <table:table-cell table:formula="of:=[.F21]*0.005+0.001" office:value-type="float" office:value="0.008265">
            <text:p>0.008</text:p>
          </table:table-cell>
          <table:table-cell table:number-columns-repeated="1012"/>
        </table:table-row>
        <table:table-row table:style-name="ro1">
          <table:table-cell office:value-type="float" office:value="503">
            <text:p>503.000</text:p>
          </table:table-cell>
          <table:table-cell office:value-type="float" office:value="0.0441">
            <text:p>0.044</text:p>
          </table:table-cell>
          <table:table-cell office:value-type="float" office:value="12.4">
            <text:p>12.400</text:p>
          </table:table-cell>
          <table:table-cell office:value-type="float" office:value="0.018">
            <text:p>0.018</text:p>
          </table:table-cell>
          <table:table-cell office:value-type="float" office:value="9.23">
            <text:p>9.230</text:p>
          </table:table-cell>
          <table:table-cell office:value-type="float" office:value="0.413">
            <text:p>0.413</text:p>
          </table:table-cell>
          <table:table-cell/>
          <table:table-cell table:formula="of:=0.004*[.B22]+0.0005" office:value-type="float" office:value="0.0006764">
            <text:p>0.001</text:p>
          </table:table-cell>
          <table:table-cell table:formula="of:=0.004*[.C22]+0.001" office:value-type="float" office:value="0.0506">
            <text:p>0.051</text:p>
          </table:table-cell>
          <table:table-cell table:formula="of:=0.018*[.D22]+0.001" office:value-type="float" office:value="0.001324">
            <text:p>0.001</text:p>
          </table:table-cell>
          <table:table-cell table:formula="of:=[.E22]*0.008+0.003" office:value-type="float" office:value="0.07684">
            <text:p>0.077</text:p>
          </table:table-cell>
          <table:table-cell table:formula="of:=[.F22]*0.005+0.001" office:value-type="float" office:value="0.003065">
            <text:p>0.003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2" table:style-name="ta1">
        <table:table-column table:style-name="co1" table:number-columns-repeated="1024" table:default-cell-style-name="ce1"/>
        <table:table-row table:style-name="ro1">
          <table:table-cell office:value-type="string">
            <text:p>R in ohm</text:p>
          </table:table-cell>
          <table:table-cell office:value-type="string">
            <text:p>Ieff1 in A</text:p>
          </table:table-cell>
          <table:table-cell office:value-type="string">
            <text:p>Ueff1 in V</text:p>
          </table:table-cell>
          <table:table-cell office:value-type="string">
            <text:p>Ieff2 in A</text:p>
          </table:table-cell>
          <table:table-cell office:value-type="string">
            <text:p>Ueff2 in V</text:p>
          </table:table-cell>
          <table:table-cell office:value-type="string">
            <text:p>P in W</text:p>
          </table:table-cell>
          <table:table-cell office:value-type="string">
            <text:p>SR in ohm</text:p>
          </table:table-cell>
          <table:table-cell office:value-type="string">
            <text:p>SIeff1 in A</text:p>
          </table:table-cell>
          <table:table-cell office:value-type="string">
            <text:p>SUeff1 in V</text:p>
          </table:table-cell>
          <table:table-cell office:value-type="string">
            <text:p>SIeff2 in A</text:p>
          </table:table-cell>
          <table:table-cell office:value-type="string">
            <text:p>SUeff2 in V</text:p>
          </table:table-cell>
          <table:table-cell office:value-type="string">
            <text:p>SP in W</text:p>
          </table:table-cell>
          <table:table-cell table:number-columns-repeated="1012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0.297">
            <text:p>0.297</text:p>
          </table:table-cell>
          <table:table-cell office:value-type="float" office:value="12.4">
            <text:p>12.400</text:p>
          </table:table-cell>
          <table:table-cell office:value-type="float" office:value="0.428">
            <text:p>0.428</text:p>
          </table:table-cell>
          <table:table-cell office:value-type="float" office:value="9.9">
            <text:p>9.900</text:p>
          </table:table-cell>
          <table:table-cell office:value-type="float" office:value="0.72">
            <text:p>0.720</text:p>
          </table:table-cell>
          <table:table-cell office:value-type="float" office:value="0">
            <text:p>0.000</text:p>
          </table:table-cell>
          <table:table-cell table:formula="of:=0.004*[.B2]+0.001" office:value-type="float" office:value="0.002188">
            <text:p>0.002</text:p>
          </table:table-cell>
          <table:table-cell table:formula="of:=0.004*[.C2]+0.001" office:value-type="float" office:value="0.0506">
            <text:p>0.051</text:p>
          </table:table-cell>
          <table:table-cell table:formula="of:=0.018*[.D2]+0.001" office:value-type="float" office:value="0.008704">
            <text:p>0.009</text:p>
          </table:table-cell>
          <table:table-cell table:formula="of:=[.E2]*0.008+0.003" office:value-type="float" office:value="0.0822">
            <text:p>0.082</text:p>
          </table:table-cell>
          <table:table-cell table:formula="of:=[.F2]*0.005+0.01" office:value-type="float" office:value="0.0136">
            <text:p>0.014</text:p>
          </table:table-cell>
          <table:table-cell table:number-columns-repeated="1012"/>
        </table:table-row>
        <table:table-row table:style-name="ro1">
          <table:table-cell office:value-type="float" office:value="2">
            <text:p>2.000</text:p>
          </table:table-cell>
          <table:table-cell office:value-type="float" office:value="0.292">
            <text:p>0.292</text:p>
          </table:table-cell>
          <table:table-cell office:value-type="float" office:value="12.35">
            <text:p>12.350</text:p>
          </table:table-cell>
          <table:table-cell office:value-type="float" office:value="0.42">
            <text:p>0.420</text:p>
          </table:table-cell>
          <table:table-cell office:value-type="float" office:value="9.8">
            <text:p>9.800</text:p>
          </table:table-cell>
          <table:table-cell office:value-type="float" office:value="1.06">
            <text:p>1.060</text:p>
          </table:table-cell>
          <table:table-cell/>
          <table:table-cell table:formula="of:=0.004*[.B3]+0.001" office:value-type="float" office:value="0.002168">
            <text:p>0.002</text:p>
          </table:table-cell>
          <table:table-cell table:formula="of:=0.004*[.C3]+0.001" office:value-type="float" office:value="0.0504">
            <text:p>0.050</text:p>
          </table:table-cell>
          <table:table-cell table:formula="of:=0.018*[.D3]+0.001" office:value-type="float" office:value="0.00856">
            <text:p>0.009</text:p>
          </table:table-cell>
          <table:table-cell table:formula="of:=[.E3]*0.008+0.003" office:value-type="float" office:value="0.0814">
            <text:p>0.081</text:p>
          </table:table-cell>
          <table:table-cell table:formula="of:=[.F3]*0.005+0.01" office:value-type="float" office:value="0.0153">
            <text:p>0.015</text:p>
          </table:table-cell>
          <table:table-cell table:number-columns-repeated="1012"/>
        </table:table-row>
        <table:table-row table:style-name="ro1">
          <table:table-cell office:value-type="float" office:value="6">
            <text:p>6.000</text:p>
          </table:table-cell>
          <table:table-cell office:value-type="float" office:value="0.281">
            <text:p>0.281</text:p>
          </table:table-cell>
          <table:table-cell office:value-type="float" office:value="12.35">
            <text:p>12.350</text:p>
          </table:table-cell>
          <table:table-cell office:value-type="float" office:value="0.399">
            <text:p>0.399</text:p>
          </table:table-cell>
          <table:table-cell office:value-type="float" office:value="9.6">
            <text:p>9.600</text:p>
          </table:table-cell>
          <table:table-cell office:value-type="float" office:value="1.61">
            <text:p>1.610</text:p>
          </table:table-cell>
          <table:table-cell/>
          <table:table-cell table:formula="of:=0.004*[.B4]+0.001" office:value-type="float" office:value="0.002124">
            <text:p>0.002</text:p>
          </table:table-cell>
          <table:table-cell table:formula="of:=0.004*[.C4]+0.001" office:value-type="float" office:value="0.0504">
            <text:p>0.050</text:p>
          </table:table-cell>
          <table:table-cell table:formula="of:=0.018*[.D4]+0.001" office:value-type="float" office:value="0.008182">
            <text:p>0.008</text:p>
          </table:table-cell>
          <table:table-cell table:formula="of:=[.E4]*0.008+0.003" office:value-type="float" office:value="0.0798">
            <text:p>0.080</text:p>
          </table:table-cell>
          <table:table-cell table:formula="of:=[.F4]*0.005+0.01" office:value-type="float" office:value="0.01805">
            <text:p>0.018</text:p>
          </table:table-cell>
          <table:table-cell table:number-columns-repeated="1012"/>
        </table:table-row>
        <table:table-row table:style-name="ro1">
          <table:table-cell office:value-type="float" office:value="9">
            <text:p>9.000</text:p>
          </table:table-cell>
          <table:table-cell office:value-type="float" office:value="0.268">
            <text:p>0.268</text:p>
          </table:table-cell>
          <table:table-cell office:value-type="float" office:value="12.31">
            <text:p>12.310</text:p>
          </table:table-cell>
          <table:table-cell office:value-type="float" office:value="0.378">
            <text:p>0.378</text:p>
          </table:table-cell>
          <table:table-cell office:value-type="float" office:value="9.47">
            <text:p>9.470</text:p>
          </table:table-cell>
          <table:table-cell office:value-type="float" office:value="1.89">
            <text:p>1.890</text:p>
          </table:table-cell>
          <table:table-cell/>
          <table:table-cell table:formula="of:=0.004*[.B5]+0.001" office:value-type="float" office:value="0.002072">
            <text:p>0.002</text:p>
          </table:table-cell>
          <table:table-cell table:formula="of:=0.004*[.C5]+0.001" office:value-type="float" office:value="0.05024">
            <text:p>0.050</text:p>
          </table:table-cell>
          <table:table-cell table:formula="of:=0.018*[.D5]+0.001" office:value-type="float" office:value="0.007804">
            <text:p>0.008</text:p>
          </table:table-cell>
          <table:table-cell table:formula="of:=[.E5]*0.008+0.003" office:value-type="float" office:value="0.07876">
            <text:p>0.079</text:p>
          </table:table-cell>
          <table:table-cell table:formula="of:=[.F5]*0.005+0.01" office:value-type="float" office:value="0.01945">
            <text:p>0.019</text:p>
          </table:table-cell>
          <table:table-cell table:number-columns-repeated="1012"/>
        </table:table-row>
        <table:table-row table:style-name="ro1">
          <table:table-cell office:value-type="float" office:value="11">
            <text:p>11.000</text:p>
          </table:table-cell>
          <table:table-cell office:value-type="float" office:value="0.26">
            <text:p>0.260</text:p>
          </table:table-cell>
          <table:table-cell office:value-type="float" office:value="12.31">
            <text:p>12.310</text:p>
          </table:table-cell>
          <table:table-cell office:value-type="float" office:value="0.363">
            <text:p>0.363</text:p>
          </table:table-cell>
          <table:table-cell office:value-type="float" office:value="9.39">
            <text:p>9.390</text:p>
          </table:table-cell>
          <table:table-cell office:value-type="float" office:value="2.03">
            <text:p>2.030</text:p>
          </table:table-cell>
          <table:table-cell/>
          <table:table-cell table:formula="of:=0.004*[.B6]+0.001" office:value-type="float" office:value="0.00204">
            <text:p>0.002</text:p>
          </table:table-cell>
          <table:table-cell table:formula="of:=0.004*[.C6]+0.001" office:value-type="float" office:value="0.05024">
            <text:p>0.050</text:p>
          </table:table-cell>
          <table:table-cell table:formula="of:=0.018*[.D6]+0.001" office:value-type="float" office:value="0.007534">
            <text:p>0.008</text:p>
          </table:table-cell>
          <table:table-cell table:formula="of:=[.E6]*0.008+0.003" office:value-type="float" office:value="0.07812">
            <text:p>0.078</text:p>
          </table:table-cell>
          <table:table-cell table:formula="of:=[.F6]*0.005+0.01" office:value-type="float" office:value="0.02015">
            <text:p>0.020</text:p>
          </table:table-cell>
          <table:table-cell table:number-columns-repeated="1012"/>
        </table:table-row>
        <table:table-row table:style-name="ro1">
          <table:table-cell office:value-type="float" office:value="14">
            <text:p>14.000</text:p>
          </table:table-cell>
          <table:table-cell office:value-type="float" office:value="0.246">
            <text:p>0.246</text:p>
          </table:table-cell>
          <table:table-cell office:value-type="float" office:value="12.31">
            <text:p>12.310</text:p>
          </table:table-cell>
          <table:table-cell office:value-type="float" office:value="0.339">
            <text:p>0.339</text:p>
          </table:table-cell>
          <table:table-cell office:value-type="float" office:value="9.29">
            <text:p>9.290</text:p>
          </table:table-cell>
          <table:table-cell office:value-type="float" office:value="2.16">
            <text:p>2.160</text:p>
          </table:table-cell>
          <table:table-cell/>
          <table:table-cell table:formula="of:=0.004*[.B7]+0.001" office:value-type="float" office:value="0.001984">
            <text:p>0.002</text:p>
          </table:table-cell>
          <table:table-cell table:formula="of:=0.004*[.C7]+0.001" office:value-type="float" office:value="0.05024">
            <text:p>0.050</text:p>
          </table:table-cell>
          <table:table-cell table:formula="of:=0.018*[.D7]+0.001" office:value-type="float" office:value="0.007102">
            <text:p>0.007</text:p>
          </table:table-cell>
          <table:table-cell table:formula="of:=[.E7]*0.008+0.003" office:value-type="float" office:value="0.07732">
            <text:p>0.077</text:p>
          </table:table-cell>
          <table:table-cell table:formula="of:=[.F7]*0.005+0.01" office:value-type="float" office:value="0.0208">
            <text:p>0.021</text:p>
          </table:table-cell>
          <table:table-cell table:number-columns-repeated="1012"/>
        </table:table-row>
        <table:table-row table:style-name="ro1">
          <table:table-cell office:value-type="float" office:value="16">
            <text:p>16.000</text:p>
          </table:table-cell>
          <table:table-cell office:value-type="float" office:value="0.236">
            <text:p>0.236</text:p>
          </table:table-cell>
          <table:table-cell office:value-type="float" office:value="12.3">
            <text:p>12.300</text:p>
          </table:table-cell>
          <table:table-cell office:value-type="float" office:value="0.323">
            <text:p>0.323</text:p>
          </table:table-cell>
          <table:table-cell office:value-type="float" office:value="9.23">
            <text:p>9.230</text:p>
          </table:table-cell>
          <table:table-cell office:value-type="float" office:value="2.2">
            <text:p>2.200</text:p>
          </table:table-cell>
          <table:table-cell/>
          <table:table-cell table:formula="of:=0.004*[.B8]+0.001" office:value-type="float" office:value="0.001944">
            <text:p>0.002</text:p>
          </table:table-cell>
          <table:table-cell table:formula="of:=0.004*[.C8]+0.001" office:value-type="float" office:value="0.0502">
            <text:p>0.050</text:p>
          </table:table-cell>
          <table:table-cell table:formula="of:=0.018*[.D8]+0.001" office:value-type="float" office:value="0.006814">
            <text:p>0.007</text:p>
          </table:table-cell>
          <table:table-cell table:formula="of:=[.E8]*0.008+0.003" office:value-type="float" office:value="0.07684">
            <text:p>0.077</text:p>
          </table:table-cell>
          <table:table-cell table:formula="of:=[.F8]*0.005+0.01" office:value-type="float" office:value="0.021">
            <text:p>0.021</text:p>
          </table:table-cell>
          <table:table-cell table:number-columns-repeated="1012"/>
        </table:table-row>
        <table:table-row table:style-name="ro1">
          <table:table-cell office:value-type="float" office:value="19">
            <text:p>19.000</text:p>
          </table:table-cell>
          <table:table-cell office:value-type="float" office:value="0.223">
            <text:p>0.223</text:p>
          </table:table-cell>
          <table:table-cell office:value-type="float" office:value="12.3">
            <text:p>12.300</text:p>
          </table:table-cell>
          <table:table-cell office:value-type="float" office:value="0.301">
            <text:p>0.301</text:p>
          </table:table-cell>
          <table:table-cell office:value-type="float" office:value="9.17">
            <text:p>9.170</text:p>
          </table:table-cell>
          <table:table-cell office:value-type="float" office:value="2.22">
            <text:p>2.220</text:p>
          </table:table-cell>
          <table:table-cell/>
          <table:table-cell table:formula="of:=0.004*[.B9]+0.001" office:value-type="float" office:value="0.001892">
            <text:p>0.002</text:p>
          </table:table-cell>
          <table:table-cell table:formula="of:=0.004*[.C9]+0.001" office:value-type="float" office:value="0.0502">
            <text:p>0.050</text:p>
          </table:table-cell>
          <table:table-cell table:formula="of:=0.018*[.D9]+0.001" office:value-type="float" office:value="0.006418">
            <text:p>0.006</text:p>
          </table:table-cell>
          <table:table-cell table:formula="of:=[.E9]*0.008+0.003" office:value-type="float" office:value="0.07636">
            <text:p>0.076</text:p>
          </table:table-cell>
          <table:table-cell table:formula="of:=[.F9]*0.005+0.01" office:value-type="float" office:value="0.0211">
            <text:p>0.021</text:p>
          </table:table-cell>
          <table:table-cell table:number-columns-repeated="1012"/>
        </table:table-row>
        <table:table-row table:style-name="ro1">
          <table:table-cell office:value-type="float" office:value="22">
            <text:p>22.000</text:p>
          </table:table-cell>
          <table:table-cell office:value-type="float" office:value="0.217">
            <text:p>0.217</text:p>
          </table:table-cell>
          <table:table-cell office:value-type="float" office:value="12.31">
            <text:p>12.310</text:p>
          </table:table-cell>
          <table:table-cell office:value-type="float" office:value="0.281">
            <text:p>0.281</text:p>
          </table:table-cell>
          <table:table-cell office:value-type="float" office:value="9.13">
            <text:p>9.130</text:p>
          </table:table-cell>
          <table:table-cell office:value-type="float" office:value="2.22">
            <text:p>2.220</text:p>
          </table:table-cell>
          <table:table-cell/>
          <table:table-cell table:formula="of:=0.004*[.B10]+0.001" office:value-type="float" office:value="0.001868">
            <text:p>0.002</text:p>
          </table:table-cell>
          <table:table-cell table:formula="of:=0.004*[.C10]+0.001" office:value-type="float" office:value="0.05024">
            <text:p>0.050</text:p>
          </table:table-cell>
          <table:table-cell table:formula="of:=0.018*[.D10]+0.001" office:value-type="float" office:value="0.006058">
            <text:p>0.006</text:p>
          </table:table-cell>
          <table:table-cell table:formula="of:=[.E10]*0.008+0.003" office:value-type="float" office:value="0.07604">
            <text:p>0.076</text:p>
          </table:table-cell>
          <table:table-cell table:formula="of:=[.F10]*0.005+0.01" office:value-type="float" office:value="0.0211">
            <text:p>0.021</text:p>
          </table:table-cell>
          <table:table-cell table:number-columns-repeated="1012"/>
        </table:table-row>
        <table:table-row table:style-name="ro1">
          <table:table-cell office:value-type="float" office:value="25">
            <text:p>25.000</text:p>
          </table:table-cell>
          <table:table-cell office:value-type="float" office:value="0.198">
            <text:p>0.198</text:p>
          </table:table-cell>
          <table:table-cell office:value-type="float" office:value="12.31">
            <text:p>12.310</text:p>
          </table:table-cell>
          <table:table-cell office:value-type="float" office:value="0.262">
            <text:p>0.262</text:p>
          </table:table-cell>
          <table:table-cell office:value-type="float" office:value="9.09">
            <text:p>9.090</text:p>
          </table:table-cell>
          <table:table-cell office:value-type="float" office:value="2.17">
            <text:p>2.170</text:p>
          </table:table-cell>
          <table:table-cell/>
          <table:table-cell table:formula="of:=0.004*[.B11]+0.001" office:value-type="float" office:value="0.001792">
            <text:p>0.002</text:p>
          </table:table-cell>
          <table:table-cell table:formula="of:=0.004*[.C11]+0.001" office:value-type="float" office:value="0.05024">
            <text:p>0.050</text:p>
          </table:table-cell>
          <table:table-cell table:formula="of:=0.018*[.D11]+0.001" office:value-type="float" office:value="0.005716">
            <text:p>0.006</text:p>
          </table:table-cell>
          <table:table-cell table:formula="of:=[.E11]*0.008+0.003" office:value-type="float" office:value="0.07572">
            <text:p>0.076</text:p>
          </table:table-cell>
          <table:table-cell table:formula="of:=[.F11]*0.005+0.01" office:value-type="float" office:value="0.02085">
            <text:p>0.021</text:p>
          </table:table-cell>
          <table:table-cell table:number-columns-repeated="1012"/>
        </table:table-row>
        <table:table-row table:style-name="ro1">
          <table:table-cell office:value-type="float" office:value="29">
            <text:p>29.000</text:p>
          </table:table-cell>
          <table:table-cell office:value-type="float" office:value="0.184">
            <text:p>0.184</text:p>
          </table:table-cell>
          <table:table-cell office:value-type="float" office:value="12.3">
            <text:p>12.300</text:p>
          </table:table-cell>
          <table:table-cell office:value-type="float" office:value="0.24">
            <text:p>0.240</text:p>
          </table:table-cell>
          <table:table-cell office:value-type="float" office:value="9.05">
            <text:p>9.050</text:p>
          </table:table-cell>
          <table:table-cell office:value-type="float" office:value="2.09">
            <text:p>2.090</text:p>
          </table:table-cell>
          <table:table-cell/>
          <table:table-cell table:formula="of:=0.004*[.B12]+0.001" office:value-type="float" office:value="0.001736">
            <text:p>0.002</text:p>
          </table:table-cell>
          <table:table-cell table:formula="of:=0.004*[.C12]+0.001" office:value-type="float" office:value="0.0502">
            <text:p>0.050</text:p>
          </table:table-cell>
          <table:table-cell table:formula="of:=0.018*[.D12]+0.001" office:value-type="float" office:value="0.00532">
            <text:p>0.005</text:p>
          </table:table-cell>
          <table:table-cell table:formula="of:=[.E12]*0.008+0.003" office:value-type="float" office:value="0.0754">
            <text:p>0.075</text:p>
          </table:table-cell>
          <table:table-cell table:formula="of:=[.F12]*0.005+0.01" office:value-type="float" office:value="0.02045">
            <text:p>0.020</text:p>
          </table:table-cell>
          <table:table-cell table:number-columns-repeated="1012"/>
        </table:table-row>
        <table:table-row table:style-name="ro1">
          <table:table-cell office:value-type="float" office:value="33">
            <text:p>33.000</text:p>
          </table:table-cell>
          <table:table-cell office:value-type="float" office:value="0.171">
            <text:p>0.171</text:p>
          </table:table-cell>
          <table:table-cell office:value-type="float" office:value="12.29">
            <text:p>12.290</text:p>
          </table:table-cell>
          <table:table-cell office:value-type="float" office:value="0.22">
            <text:p>0.220</text:p>
          </table:table-cell>
          <table:table-cell office:value-type="float" office:value="9.03">
            <text:p>9.030</text:p>
          </table:table-cell>
          <table:table-cell office:value-type="float" office:value="2.01">
            <text:p>2.010</text:p>
          </table:table-cell>
          <table:table-cell/>
          <table:table-cell table:formula="of:=0.004*[.B13]+0.001" office:value-type="float" office:value="0.001684">
            <text:p>0.002</text:p>
          </table:table-cell>
          <table:table-cell table:formula="of:=0.004*[.C13]+0.001" office:value-type="float" office:value="0.05016">
            <text:p>0.050</text:p>
          </table:table-cell>
          <table:table-cell table:formula="of:=0.018*[.D13]+0.001" office:value-type="float" office:value="0.00496">
            <text:p>0.005</text:p>
          </table:table-cell>
          <table:table-cell table:formula="of:=[.E13]*0.008+0.003" office:value-type="float" office:value="0.07524">
            <text:p>0.075</text:p>
          </table:table-cell>
          <table:table-cell table:formula="of:=[.F13]*0.005+0.01" office:value-type="float" office:value="0.02005">
            <text:p>0.020</text:p>
          </table:table-cell>
          <table:table-cell table:number-columns-repeated="1012"/>
        </table:table-row>
        <table:table-row table:style-name="ro1">
          <table:table-cell office:value-type="float" office:value="38">
            <text:p>38.000</text:p>
          </table:table-cell>
          <table:table-cell office:value-type="float" office:value="0.158">
            <text:p>0.158</text:p>
          </table:table-cell>
          <table:table-cell office:value-type="float" office:value="12.32">
            <text:p>12.320</text:p>
          </table:table-cell>
          <table:table-cell office:value-type="float" office:value="0.199">
            <text:p>0.199</text:p>
          </table:table-cell>
          <table:table-cell office:value-type="float" office:value="9.03">
            <text:p>9.030</text:p>
          </table:table-cell>
          <table:table-cell office:value-type="float" office:value="1.9">
            <text:p>1.900</text:p>
          </table:table-cell>
          <table:table-cell/>
          <table:table-cell table:formula="of:=0.004*[.B14]+0.001" office:value-type="float" office:value="0.001632">
            <text:p>0.002</text:p>
          </table:table-cell>
          <table:table-cell table:formula="of:=0.004*[.C14]+0.001" office:value-type="float" office:value="0.05028">
            <text:p>0.050</text:p>
          </table:table-cell>
          <table:table-cell table:formula="of:=0.018*[.D14]+0.001" office:value-type="float" office:value="0.004582">
            <text:p>0.005</text:p>
          </table:table-cell>
          <table:table-cell table:formula="of:=[.E14]*0.008+0.003" office:value-type="float" office:value="0.07524">
            <text:p>0.075</text:p>
          </table:table-cell>
          <table:table-cell table:formula="of:=[.F14]*0.005+0.01" office:value-type="float" office:value="0.0195">
            <text:p>0.020</text:p>
          </table:table-cell>
          <table:table-cell table:number-columns-repeated="1012"/>
        </table:table-row>
        <table:table-row table:style-name="ro1">
          <table:table-cell office:value-type="float" office:value="44">
            <text:p>44.000</text:p>
          </table:table-cell>
          <table:table-cell office:value-type="float" office:value="0.1447">
            <text:p>0.145</text:p>
          </table:table-cell>
          <table:table-cell office:value-type="float" office:value="12.31">
            <text:p>12.310</text:p>
          </table:table-cell>
          <table:table-cell office:value-type="float" office:value="0.179">
            <text:p>0.179</text:p>
          </table:table-cell>
          <table:table-cell office:value-type="float" office:value="9.03">
            <text:p>9.030</text:p>
          </table:table-cell>
          <table:table-cell office:value-type="float" office:value="1.744">
            <text:p>1.744</text:p>
          </table:table-cell>
          <table:table-cell/>
          <table:table-cell table:formula="of:=0.004*[.B15]+0.0001" office:value-type="float" office:value="0.0006788">
            <text:p>0.001</text:p>
          </table:table-cell>
          <table:table-cell table:formula="of:=0.004*[.C15]+0.001" office:value-type="float" office:value="0.05024">
            <text:p>0.050</text:p>
          </table:table-cell>
          <table:table-cell table:formula="of:=0.018*[.D15]+0.001" office:value-type="float" office:value="0.004222">
            <text:p>0.004</text:p>
          </table:table-cell>
          <table:table-cell table:formula="of:=[.E15]*0.008+0.003" office:value-type="float" office:value="0.07524">
            <text:p>0.075</text:p>
          </table:table-cell>
          <table:table-cell table:formula="of:=[.F15]*0.005+0.001" office:value-type="float" office:value="0.00972">
            <text:p>0.010</text:p>
          </table:table-cell>
          <table:table-cell table:number-columns-repeated="1012"/>
        </table:table-row>
        <table:table-row table:style-name="ro1">
          <table:table-cell office:value-type="float" office:value="50">
            <text:p>50.000</text:p>
          </table:table-cell>
          <table:table-cell office:value-type="float" office:value="0.1336">
            <text:p>0.134</text:p>
          </table:table-cell>
          <table:table-cell office:value-type="float" office:value="12.34">
            <text:p>12.340</text:p>
          </table:table-cell>
          <table:table-cell office:value-type="float" office:value="0.162">
            <text:p>0.162</text:p>
          </table:table-cell>
          <table:table-cell office:value-type="float" office:value="9.05">
            <text:p>9.050</text:p>
          </table:table-cell>
          <table:table-cell office:value-type="float" office:value="1.635">
            <text:p>1.635</text:p>
          </table:table-cell>
          <table:table-cell/>
          <table:table-cell table:formula="of:=0.004*[.B16]+0.0001" office:value-type="float" office:value="0.0006344">
            <text:p>0.001</text:p>
          </table:table-cell>
          <table:table-cell table:formula="of:=0.004*[.C16]+0.001" office:value-type="float" office:value="0.05036">
            <text:p>0.050</text:p>
          </table:table-cell>
          <table:table-cell table:formula="of:=0.018*[.D16]+0.001" office:value-type="float" office:value="0.003916">
            <text:p>0.004</text:p>
          </table:table-cell>
          <table:table-cell table:formula="of:=[.E16]*0.008+0.003" office:value-type="float" office:value="0.0754">
            <text:p>0.075</text:p>
          </table:table-cell>
          <table:table-cell table:formula="of:=[.F16]*0.005+0.001" office:value-type="float" office:value="0.009175">
            <text:p>0.009</text:p>
          </table:table-cell>
          <table:table-cell table:number-columns-repeated="1012"/>
        </table:table-row>
        <table:table-row table:style-name="ro1">
          <table:table-cell office:value-type="float" office:value="60">
            <text:p>60.000</text:p>
          </table:table-cell>
          <table:table-cell office:value-type="float" office:value="0.1189">
            <text:p>0.119</text:p>
          </table:table-cell>
          <table:table-cell office:value-type="float" office:value="12.36">
            <text:p>12.360</text:p>
          </table:table-cell>
          <table:table-cell office:value-type="float" office:value="0.139">
            <text:p>0.139</text:p>
          </table:table-cell>
          <table:table-cell office:value-type="float" office:value="9.07">
            <text:p>9.070</text:p>
          </table:table-cell>
          <table:table-cell office:value-type="float" office:value="1.46">
            <text:p>1.460</text:p>
          </table:table-cell>
          <table:table-cell/>
          <table:table-cell table:formula="of:=0.004*[.B17]+0.0001" office:value-type="float" office:value="0.0005756">
            <text:p>0.001</text:p>
          </table:table-cell>
          <table:table-cell table:formula="of:=0.004*[.C17]+0.001" office:value-type="float" office:value="0.05044">
            <text:p>0.050</text:p>
          </table:table-cell>
          <table:table-cell table:formula="of:=0.018*[.D17]+0.001" office:value-type="float" office:value="0.003502">
            <text:p>0.004</text:p>
          </table:table-cell>
          <table:table-cell table:formula="of:=[.E17]*0.008+0.003" office:value-type="float" office:value="0.07556">
            <text:p>0.076</text:p>
          </table:table-cell>
          <table:table-cell table:formula="of:=[.F17]*0.005+0.001" office:value-type="float" office:value="0.0083">
            <text:p>0.008</text:p>
          </table:table-cell>
          <table:table-cell table:number-columns-repeated="1012"/>
        </table:table-row>
        <table:table-row table:style-name="ro1">
          <table:table-cell office:value-type="float" office:value="73">
            <text:p>73.000</text:p>
          </table:table-cell>
          <table:table-cell office:value-type="float" office:value="0.1045">
            <text:p>0.105</text:p>
          </table:table-cell>
          <table:table-cell office:value-type="float" office:value="12.37">
            <text:p>12.370</text:p>
          </table:table-cell>
          <table:table-cell office:value-type="float" office:value="0.117">
            <text:p>0.117</text:p>
          </table:table-cell>
          <table:table-cell office:value-type="float" office:value="9.09">
            <text:p>9.090</text:p>
          </table:table-cell>
          <table:table-cell office:value-type="float" office:value="1.294">
            <text:p>1.294</text:p>
          </table:table-cell>
          <table:table-cell/>
          <table:table-cell table:formula="of:=0.004*[.B18]+0.0001" office:value-type="float" office:value="0.000518">
            <text:p>0.001</text:p>
          </table:table-cell>
          <table:table-cell table:formula="of:=0.004*[.C18]+0.001" office:value-type="float" office:value="0.05048">
            <text:p>0.050</text:p>
          </table:table-cell>
          <table:table-cell table:formula="of:=0.018*[.D18]+0.001" office:value-type="float" office:value="0.003106">
            <text:p>0.003</text:p>
          </table:table-cell>
          <table:table-cell table:formula="of:=[.E18]*0.008+0.003" office:value-type="float" office:value="0.07572">
            <text:p>0.076</text:p>
          </table:table-cell>
          <table:table-cell table:formula="of:=[.F18]*0.005+0.001" office:value-type="float" office:value="0.00747">
            <text:p>0.007</text:p>
          </table:table-cell>
          <table:table-cell table:number-columns-repeated="1012"/>
        </table:table-row>
        <table:table-row table:style-name="ro1">
          <table:table-cell office:value-type="float" office:value="86">
            <text:p>86.000</text:p>
          </table:table-cell>
          <table:table-cell office:value-type="float" office:value="0.0941">
            <text:p>0.094</text:p>
          </table:table-cell>
          <table:table-cell office:value-type="float" office:value="12.38">
            <text:p>12.380</text:p>
          </table:table-cell>
          <table:table-cell office:value-type="float" office:value="0.101">
            <text:p>0.101</text:p>
          </table:table-cell>
          <table:table-cell office:value-type="float" office:value="9.11">
            <text:p>9.110</text:p>
          </table:table-cell>
          <table:table-cell office:value-type="float" office:value="1.161">
            <text:p>1.161</text:p>
          </table:table-cell>
          <table:table-cell/>
          <table:table-cell table:formula="of:=0.004*[.B19]+0.0001" office:value-type="float" office:value="0.0004764">
            <text:p>0.000</text:p>
          </table:table-cell>
          <table:table-cell table:formula="of:=0.004*[.C19]+0.001" office:value-type="float" office:value="0.05052">
            <text:p>0.051</text:p>
          </table:table-cell>
          <table:table-cell table:formula="of:=0.018*[.D19]+0.001" office:value-type="float" office:value="0.002818">
            <text:p>0.003</text:p>
          </table:table-cell>
          <table:table-cell table:formula="of:=[.E19]*0.008+0.003" office:value-type="float" office:value="0.07588">
            <text:p>0.076</text:p>
          </table:table-cell>
          <table:table-cell table:formula="of:=[.F19]*0.005+0.001" office:value-type="float" office:value="0.006805">
            <text:p>0.007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.000</text:p>
          </table:table-cell>
          <table:table-cell office:value-type="float" office:value="0.0814">
            <text:p>0.081</text:p>
          </table:table-cell>
          <table:table-cell office:value-type="float" office:value="12.4">
            <text:p>12.400</text:p>
          </table:table-cell>
          <table:table-cell office:value-type="float" office:value="0.081">
            <text:p>0.081</text:p>
          </table:table-cell>
          <table:table-cell office:value-type="float" office:value="9.15">
            <text:p>9.150</text:p>
          </table:table-cell>
          <table:table-cell office:value-type="float" office:value="0.99">
            <text:p>0.990</text:p>
          </table:table-cell>
          <table:table-cell/>
          <table:table-cell table:formula="of:=0.004*[.B20]+0.0001" office:value-type="float" office:value="0.0004256">
            <text:p>0.000</text:p>
          </table:table-cell>
          <table:table-cell table:formula="of:=0.004*[.C20]+0.001" office:value-type="float" office:value="0.0506">
            <text:p>0.051</text:p>
          </table:table-cell>
          <table:table-cell table:formula="of:=0.018*[.D20]+0.001" office:value-type="float" office:value="0.002458">
            <text:p>0.002</text:p>
          </table:table-cell>
          <table:table-cell table:formula="of:=[.E20]*0.008+0.003" office:value-type="float" office:value="0.0762">
            <text:p>0.076</text:p>
          </table:table-cell>
          <table:table-cell table:formula="of:=[.F20]*0.005+0.001" office:value-type="float" office:value="0.00595">
            <text:p>0.006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.000</text:p>
          </table:table-cell>
          <table:table-cell office:value-type="float" office:value="0.0682">
            <text:p>0.068</text:p>
          </table:table-cell>
          <table:table-cell office:value-type="float" office:value="12.42">
            <text:p>12.420</text:p>
          </table:table-cell>
          <table:table-cell office:value-type="float" office:value="0.06">
            <text:p>0.060</text:p>
          </table:table-cell>
          <table:table-cell office:value-type="float" office:value="9.18">
            <text:p>9.180</text:p>
          </table:table-cell>
          <table:table-cell office:value-type="float" office:value="0.804">
            <text:p>0.804</text:p>
          </table:table-cell>
          <table:table-cell/>
          <table:table-cell table:formula="of:=0.004*[.B21]+0.0001" office:value-type="float" office:value="0.0003728">
            <text:p>0.000</text:p>
          </table:table-cell>
          <table:table-cell table:formula="of:=0.004*[.C21]+0.001" office:value-type="float" office:value="0.05068">
            <text:p>0.051</text:p>
          </table:table-cell>
          <table:table-cell table:formula="of:=0.018*[.D21]+0.001" office:value-type="float" office:value="0.00208">
            <text:p>0.002</text:p>
          </table:table-cell>
          <table:table-cell table:formula="of:=[.E21]*0.008+0.003" office:value-type="float" office:value="0.07644">
            <text:p>0.076</text:p>
          </table:table-cell>
          <table:table-cell table:formula="of:=[.F21]*0.005+0.001" office:value-type="float" office:value="0.00502">
            <text:p>0.005</text:p>
          </table:table-cell>
          <table:table-cell table:number-columns-repeated="1012"/>
        </table:table-row>
        <table:table-row table:style-name="ro1">
          <table:table-cell office:value-type="float" office:value="233">
            <text:p>233.000</text:p>
          </table:table-cell>
          <table:table-cell office:value-type="float" office:value="0.0553">
            <text:p>0.055</text:p>
          </table:table-cell>
          <table:table-cell office:value-type="float" office:value="12.42">
            <text:p>12.420</text:p>
          </table:table-cell>
          <table:table-cell office:value-type="float" office:value="0.039">
            <text:p>0.039</text:p>
          </table:table-cell>
          <table:table-cell office:value-type="float" office:value="9.22">
            <text:p>9.220</text:p>
          </table:table-cell>
          <table:table-cell office:value-type="float" office:value="0.608">
            <text:p>0.608</text:p>
          </table:table-cell>
          <table:table-cell/>
          <table:table-cell table:formula="of:=0.004*[.B22]+0.0001" office:value-type="float" office:value="0.0003212">
            <text:p>0.000</text:p>
          </table:table-cell>
          <table:table-cell table:formula="of:=0.004*[.C22]+0.001" office:value-type="float" office:value="0.05068">
            <text:p>0.051</text:p>
          </table:table-cell>
          <table:table-cell table:formula="of:=0.018*[.D22]+0.001" office:value-type="float" office:value="0.001702">
            <text:p>0.002</text:p>
          </table:table-cell>
          <table:table-cell table:formula="of:=[.E22]*0.008+0.003" office:value-type="float" office:value="0.07676">
            <text:p>0.077</text:p>
          </table:table-cell>
          <table:table-cell table:formula="of:=[.F22]*0.005+0.001" office:value-type="float" office:value="0.00404">
            <text:p>0.004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.000</text:p>
          </table:table-cell>
          <table:table-cell office:value-type="float" office:value="0.0448">
            <text:p>0.045</text:p>
          </table:table-cell>
          <table:table-cell office:value-type="float" office:value="12.41">
            <text:p>12.410</text:p>
          </table:table-cell>
          <table:table-cell office:value-type="float" office:value="0.02">
            <text:p>0.020</text:p>
          </table:table-cell>
          <table:table-cell office:value-type="float" office:value="9.25">
            <text:p>9.250</text:p>
          </table:table-cell>
          <table:table-cell office:value-type="float" office:value="0.436">
            <text:p>0.436</text:p>
          </table:table-cell>
          <table:table-cell/>
          <table:table-cell table:formula="of:=0.004*[.B23]+0.0001" office:value-type="float" office:value="0.0002792">
            <text:p>0.000</text:p>
          </table:table-cell>
          <table:table-cell table:formula="of:=0.004*[.C23]+0.001" office:value-type="float" office:value="0.05064">
            <text:p>0.051</text:p>
          </table:table-cell>
          <table:table-cell table:formula="of:=0.018*[.D23]+0.001" office:value-type="float" office:value="0.00136">
            <text:p>0.001</text:p>
          </table:table-cell>
          <table:table-cell table:formula="of:=[.E23]*0.008+0.003" office:value-type="float" office:value="0.077">
            <text:p>0.077</text:p>
          </table:table-cell>
          <table:table-cell table:formula="of:=[.F23]*0.005+0.001" office:value-type="float" office:value="0.00318">
            <text:p>0.003</text:p>
          </table:table-cell>
          <table:table-cell table:number-columns-repeated="1012"/>
        </table:table-row>
        <table:table-row table:style-name="ro1">
          <table:table-cell office:value-type="float" office:value="1403">
            <text:p>1403.000</text:p>
          </table:table-cell>
          <table:table-cell office:value-type="float" office:value="0.0377">
            <text:p>0.038</text:p>
          </table:table-cell>
          <table:table-cell office:value-type="float" office:value="12.41">
            <text:p>12.410</text:p>
          </table:table-cell>
          <table:table-cell office:value-type="float" office:value="0.005">
            <text:p>0.005</text:p>
          </table:table-cell>
          <table:table-cell office:value-type="float" office:value="9.27">
            <text:p>9.270</text:p>
          </table:table-cell>
          <table:table-cell office:value-type="float" office:value="0.304">
            <text:p>0.304</text:p>
          </table:table-cell>
          <table:table-cell/>
          <table:table-cell table:formula="of:=0.004*[.B24]+0.0001" office:value-type="float" office:value="0.0002508">
            <text:p>0.000</text:p>
          </table:table-cell>
          <table:table-cell table:formula="of:=0.004*[.C24]+0.001" office:value-type="float" office:value="0.05064">
            <text:p>0.051</text:p>
          </table:table-cell>
          <table:table-cell table:formula="of:=0.018*[.D24]+0.001" office:value-type="float" office:value="0.00109">
            <text:p>0.001</text:p>
          </table:table-cell>
          <table:table-cell table:formula="of:=[.E24]*0.008+0.003" office:value-type="float" office:value="0.07716">
            <text:p>0.077</text:p>
          </table:table-cell>
          <table:table-cell table:formula="of:=[.F24]*0.005+0.001" office:value-type="float" office:value="0.00252">
            <text:p>0.003</text:p>
          </table:table-cell>
          <table:table-cell table:number-columns-repeated="1012"/>
        </table:table-row>
        <table:table-row table:style-name="ro1">
          <table:table-cell office:value-type="float" office:value="3003">
            <text:p>3003.000</text:p>
          </table:table-cell>
          <table:table-cell office:value-type="float" office:value="0.036">
            <text:p>0.036</text:p>
          </table:table-cell>
          <table:table-cell office:value-type="float" office:value="12.41">
            <text:p>12.410</text:p>
          </table:table-cell>
          <table:table-cell office:value-type="float" office:value="0.001">
            <text:p>0.001</text:p>
          </table:table-cell>
          <table:table-cell office:value-type="float" office:value="9.28">
            <text:p>9.280</text:p>
          </table:table-cell>
          <table:table-cell office:value-type="float" office:value="0.271">
            <text:p>0.271</text:p>
          </table:table-cell>
          <table:table-cell/>
          <table:table-cell table:formula="of:=0.004*[.B25]+0.0001" office:value-type="float" office:value="0.000244">
            <text:p>0.000</text:p>
          </table:table-cell>
          <table:table-cell table:formula="of:=0.004*[.C25]+0.001" office:value-type="float" office:value="0.05064">
            <text:p>0.051</text:p>
          </table:table-cell>
          <table:table-cell table:formula="of:=0.018*[.D25]+0.001" office:value-type="float" office:value="0.001018">
            <text:p>0.001</text:p>
          </table:table-cell>
          <table:table-cell table:formula="of:=[.E25]*0.008+0.003" office:value-type="float" office:value="0.07724">
            <text:p>0.077</text:p>
          </table:table-cell>
          <table:table-cell table:formula="of:=[.F25]*0.005+0.001" office:value-type="float" office:value="0.002355">
            <text:p>0.002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5:31:39</meta:creation-date>
    <dc:date>2013-03-26T16:23:03</dc:date>
    <meta:editing-duration>P1DT48M39S</meta:editing-duration>
    <meta:editing-cycles>6</meta:editing-cycles>
    <meta:generator>LibreOffice/3.5$Linux_X86_64 LibreOffice_project/350m1$Build-2</meta:generator>
    <meta:document-statistic meta:table-count="3" meta:cell-count="569" meta:object-count="0"/>
  </office:meta>
</office:document-meta>
</file>